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anner.scanFil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canner.reportChange( String file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canner.getScanDi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anner.removeListener( Listener 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anner.reportDifferences( Map &lt; String , Long &gt; currentScan , Map &lt; String , Long &gt; oldSca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Scanner.scanFile( File f , Map &lt; String , Long &gt; scanInfoMap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canner.getFilename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anner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anner.setReportExistingFilesOnStartup( boolean reportExist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anner.setScanInterval( long scanInter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anner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anner.sta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canner.getScanInter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anner.addListener( Listener 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anner.Scan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anner.newTi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anner.schedule( Timer timer , TimerTask task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anner.sc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anner.reportAddition( String file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canner.setScanDir( File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anner.setScanDirs( List &lt; File &gt; di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anner.newTimer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anner.getScanDi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anner.setFilenameFilter( Filename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anner.reportRemoval( String file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canner.reportBulkChanges( List &lt; String &gt; filenam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